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L Pゴシック" svg:font-family="'VL Pゴシック'" style:font-adornments="標準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Pゴシック1" svg:font-family="'VL Pゴシック'" style:font-family-generic="system" style:font-pitch="variable"/>
    <style:font-face style:name="VL Pゴシック2" svg:font-family="'VL Pゴシック'" style:font-adornments="標準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left" draw:textarea-vertical-align="top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5cm" draw:fill="none" draw:textarea-vertical-align="middle"/>
    </style:style>
    <style:style style:name="gr7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P1" style:family="paragraph">
      <style:paragraph-properties fo:text-align="center"/>
    </style:style>
    <style:style style:name="P2" style:family="paragraph">
      <style:paragraph-properties style:writing-mode="tb-r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13.7cm" svg:y1="1.1cm" svg:x2="13.7cm" svg:y2="19cm">
          <text:p/>
        </draw:line>
        <draw:frame draw:style-name="gr2" draw:layer="layout" svg:width="4.265cm" svg:height="1.237cm" svg:x="1cm" svg:y="1.251cm">
          <draw:text-box>
            <text:p>Global heap</text:p>
          </draw:text-box>
        </draw:frame>
        <draw:frame draw:style-name="gr2" draw:layer="layout" svg:width="3.923cm" svg:height="1.237cm" svg:x="14.242cm" svg:y="1.2cm">
          <draw:text-box>
            <text:p>Local heap</text:p>
          </draw:text-box>
        </draw:frame>
        <draw:custom-shape draw:style-name="gr3" draw:text-style-name="P1" xml:id="id3" draw:id="id3" draw:layer="layout" svg:width="2.752cm" svg:height="2.6cm" svg:x="3.3cm" svg:y="3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2" draw:layer="layout" svg:width="3.876cm" svg:height="1.237cm" svg:x="6.135cm" svg:y="2.863cm">
          <draw:text-box>
            <text:p>Context A</text:p>
          </draw:text-box>
        </draw:frame>
        <draw:custom-shape draw:style-name="gr3" draw:text-style-name="P1" xml:id="id1" draw:id="id1" draw:layer="layout" svg:width="2.752cm" svg:height="2.6cm" svg:x="3.2cm" svg:y="16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2" draw:layer="layout" svg:width="3.8cm" svg:height="1.237cm" svg:x="6.235cm" svg:y="16.863cm">
          <draw:text-box>
            <text:p>Context B</text:p>
          </draw:text-box>
        </draw:frame>
        <draw:custom-shape draw:style-name="gr4" draw:text-style-name="P1" draw:layer="layout" svg:width="11.7cm" svg:height="7.7cm" svg:x="1.5cm" svg:y="6.9cm">
          <text:p text:style-name="P1">GC heap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3.5cm" svg:height="2.1cm" svg:x="2.8cm" svg:y="8.6cm">
          <text:p text:style-name="P1">Thun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5cm" svg:height="2.1cm" svg:x="7.2cm" svg:y="8.6cm">
          <text:p text:style-name="P1">Thun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5cm" svg:height="2.1cm" svg:x="4.8cm" svg:y="11.5cm">
          <text:p text:style-name="P1">Thun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5cm" svg:height="2.1cm" svg:x="9.2cm" svg:y="11.5cm">
          <text:p text:style-name="P1">Thun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draw:line-skew="-0.275cm" svg:x1="3.2cm" svg:y1="17.5cm" svg:x2="2.8cm" svg:y2="9.65cm" draw:start-shape="id1" draw:start-glue-point="6" draw:end-shape="id2" draw:end-glue-point="3" svg:d="M3200 17500c-1837 0-1637-7850-400-7850" svg:viewBox="0 0 1355 7851">
          <text:p/>
        </draw:connector>
        <draw:connector draw:style-name="gr6" draw:text-style-name="P1" draw:layer="layout" draw:type="curve" svg:x1="6.3cm" svg:y1="9.65cm" svg:x2="6.052cm" svg:y2="4.4cm" draw:start-shape="id2" draw:start-glue-point="1" draw:end-shape="id3" svg:d="M6300 9650c826 0 950-5250-248-5250" svg:viewBox="0 0 885 5251">
          <text:p/>
        </draw:connector>
        <draw:frame draw:style-name="gr2" draw:layer="layout" svg:width="2.733cm" svg:height="1.237cm" svg:x="2.084cm" svg:y="14.851cm">
          <draw:text-box>
            <text:p>Create</text:p>
          </draw:text-box>
        </draw:frame>
        <draw:frame draw:style-name="gr2" draw:layer="layout" svg:width="3.338cm" svg:height="1.237cm" svg:x="6.9cm" svg:y="5.151cm">
          <draw:text-box>
            <text:p>Refer to</text:p>
          </draw:text-box>
        </draw:frame>
        <draw:custom-shape draw:style-name="gr3" draw:text-style-name="P1" xml:id="id4" draw:id="id4" draw:layer="layout" svg:width="2.752cm" svg:height="2.6cm" svg:x="16.776cm" svg:y="15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2" draw:layer="layout" svg:width="3.8cm" svg:height="1.237cm" svg:x="19.811cm" svg:y="16.263cm">
          <draw:text-box>
            <text:p>Context B</text:p>
          </draw:text-box>
        </draw:frame>
        <draw:custom-shape draw:style-name="gr3" draw:text-style-name="P1" xml:id="id5" draw:id="id5" draw:layer="layout" svg:width="2.752cm" svg:height="2.6cm" svg:x="16.6cm" svg:y="2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2" draw:layer="layout" svg:width="3.876cm" svg:height="1.237cm" svg:x="19.635cm" svg:y="3.363cm">
          <draw:text-box>
            <text:p>Context A</text:p>
          </draw:text-box>
        </draw:frame>
        <draw:custom-shape draw:style-name="gr4" draw:text-style-name="P1" draw:layer="layout" svg:width="9.9cm" svg:height="3.7cm" svg:x="16.4cm" svg:y="5.9cm">
          <text:p text:style-name="P1">GC heap 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9.9cm" svg:height="3.7cm" svg:x="16.4cm" svg:y="11.2cm">
          <text:p text:style-name="P1">GC heap 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curve" draw:line-skew="-0.531cm" svg:x1="16.776cm" svg:y1="16.9cm" svg:x2="16.6cm" svg:y2="4cm" draw:start-shape="id4" draw:end-shape="id5" draw:end-glue-point="6" svg:d="M16776 16900c-1885 0-1797-12900-176-12900" svg:viewBox="0 0 1404 12901">
          <text:p/>
        </draw:connector>
        <draw:custom-shape draw:style-name="gr5" draw:text-style-name="P1" draw:layer="layout" svg:width="3.5cm" svg:height="2.1cm" svg:x="18cm" svg:y="12.5cm">
          <text:p text:style-name="P1">Thun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5cm" svg:height="2.1cm" svg:x="22.1cm" svg:y="12.5cm">
          <text:p text:style-name="P1">Thun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5cm" svg:height="2.1cm" svg:x="18cm" svg:y="7.1cm">
          <text:p text:style-name="P1">Thun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5cm" svg:height="2.1cm" svg:x="22.1cm" svg:y="7.1cm">
          <text:p text:style-name="P1">Thun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0.4cm" svg:height="1cm" svg:x="16.2cm" svg:y="9.9cm">
          <text:p text:style-name="P1">Wall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.487cm" svg:height="8.753cm" svg:x="13.912cm" svg:y="6.592cm">
          <draw:text-box>
            <text:p text:style-name="P2">Communicate with point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L Pゴシック" svg:font-family="'VL Pゴシック'" style:font-adornments="標準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Pゴシック1" svg:font-family="'VL Pゴシック'" style:font-family-generic="system" style:font-pitch="variable"/>
    <style:font-face style:name="VL Pゴシック2" svg:font-family="'VL Pゴシック'" style:font-adornments="標準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mic Sans MS2" fo:font-family="'Comic Sans MS'" style:font-style-name="標準" style:font-family-generic="script" style:font-pitch="variable" fo:font-size="20pt" fo:font-style="normal" fo:text-shadow="none" style:text-underline-style="none" fo:font-weight="normal" style:letter-kerning="true" style:font-name-asian="VL Pゴシック" style:font-family-asian="'VL Pゴシック'" style:font-style-name-asian="標準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start-width="0.5cm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q_5f_draw" style:display-name="masterq_draw" style:family="graphic" style:parent-style-name="standard"/>
  </office:styles>
  <office:automatic-styles>
    <style:page-layout style:name="PM0">
      <style:page-layout-properties fo:margin-top="1cm" fo:margin-bottom="1cm" fo:margin-left="1cm" fo:margin-right="1cm" fo:page-width="28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3-07-04T14:17:04</meta:creation-date>
    <dc:date>2014-07-22T23:59:38.596211527</dc:date>
    <dc:creator>Okabe Kiwamu</dc:creator>
    <meta:editing-duration>PT1H50M8S</meta:editing-duration>
    <meta:editing-cycles>156</meta:editing-cycles>
    <meta:generator>LibreOffice/4.2.5.2$Linux_X86_64 LibreOffice_project/420m0$Build-2</meta:generator>
    <meta:document-statistic meta:object-count="29"/>
  </office:meta>
</office:document-meta>
</file>